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1" svg:font-family="'DejaVu Sans Mono'"/>
    <style:font-face style:name="Liberation Mono1" svg:font-family="'Liberation Mono'" style:font-family-generic="modern" style:font-pitch="fixed"/>
    <style:font-face style:name="AR PL SungtiL GB1" svg:font-family="'AR PL SungtiL GB'" style:font-pitch="variable"/>
    <style:font-face style:name="DejaVu Sans Mono" svg:font-family="'DejaVu Sans Mono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1cm" fo:margin-right="0cm" fo:text-indent="0cm" style:text-autospace="none"/>
    </style:style>
    <style:style style:name="P4" style:family="paragraph">
      <style:paragraph-properties fo:margin-left="1.2cm" fo:margin-right="0cm" fo:text-indent="0cm" style:text-autospace="none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0099" style:text-outline="false" style:text-line-through-style="none" style:text-line-through-type="none" style:font-name="DejaVu Sans Mono1" fo:font-size="15pt" fo:font-style="normal" fo:text-shadow="none" style:text-underline-style="none" style:letter-kerning="true" fo:background-color="transparent" style:font-name-asian="DejaVu Sans Mono1" style:font-size-asian="15pt" style:font-style-asian="normal" style:font-name-complex="DejaVu Sans Mono1" style:font-size-complex="1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fo:background-color="transparent" style:font-name-asian="DejaVu Sans Mono1" style:font-size-asian="15pt" style:font-style-asian="normal" style:font-weight-asian="bold" style:font-name-complex="DejaVu Sa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15pt" fo:font-style="normal" fo:text-shadow="none" style:text-underline-style="none" style:letter-kerning="true" fo:background-color="transparent" style:font-name-asian="DejaVu Sans Mono1" style:font-size-asian="15pt" style:font-style-asian="normal" style:font-name-complex="DejaVu Sans Mono1" style:font-size-complex="1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80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fo:background-color="transparent" style:font-name-asian="DejaVu Sans Mono1" style:font-size-asian="15pt" style:font-style-asian="normal" style:font-weight-asian="bold" style:font-name-complex="DejaVu Sa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fo:background-color="transparent" style:font-name-asian="DejaVu Sans Mono1" style:font-size-asian="15pt" style:font-style-asian="normal" style:font-weight-asian="normal" style:font-name-complex="DejaVu Sa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1" fo:font-size="20pt" style:font-size-asian="20pt" style:font-size-complex="20pt"/>
    </style:style>
    <style:style style:name="T10" style:family="text">
      <style:text-properties fo:color="#ed1c24" style:font-name="Liberation Mono1" fo:font-size="20pt" style:font-size-asian="20pt" style:font-size-complex="20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1" fo:font-size="14pt" fo:text-shadow="none" style:text-underline-style="none" fo:font-weight="bold" style:letter-kerning="true" fo:background-color="transparent" style:font-name-asian="DejaVu Sans Mono1" style:font-size-asian="14pt" style:font-weight-asian="bold" style:font-name-complex="DejaVu Sans Mono1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0000" style:text-outline="false" style:text-line-through-style="none" style:text-line-through-type="none" style:font-name="DejaVu Sans Mono1" fo:font-size="14pt" fo:text-shadow="none" style:text-underline-style="none" fo:font-weight="bold" style:letter-kerning="true" fo:background-color="transparent" style:font-name-asian="DejaVu Sans Mono1" style:font-size-asian="14pt" style:font-weight-asian="bold" style:font-name-complex="DejaVu Sans Mono1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1" fo:font-size="14pt" fo:text-shadow="none" style:text-underline-style="none" style:letter-kerning="true" fo:background-color="transparent" style:font-name-asian="DejaVu Sans Mono1" style:font-size-asian="14pt" style:font-name-complex="DejaVu Sans Mono1" style:font-size-complex="1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88" style:text-outline="false" style:text-line-through-style="none" style:text-line-through-type="none" style:font-name="DejaVu Sans Mono1" fo:font-size="14pt" fo:font-style="italic" fo:text-shadow="none" style:text-underline-style="none" style:letter-kerning="true" fo:background-color="transparent" style:font-name-asian="DejaVu Sans Mono1" style:font-size-asian="14pt" style:font-style-asian="italic" style:font-name-complex="DejaVu Sans Mono1" style:font-size-complex="14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fo:background-color="transparent" style:font-name-asian="DejaVu Sans Mono1" style:font-size-asian="14pt" style:font-style-asian="normal" style:font-weight-asian="bold" style:font-name-complex="DejaVu Sa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14pt" fo:font-style="normal" fo:text-shadow="none" style:text-underline-style="none" style:letter-kerning="true" fo:background-color="transparent" style:font-name-asian="DejaVu Sans Mono1" style:font-size-asian="14pt" style:font-style-asian="normal" style:font-name-complex="DejaVu Sans Mono1" style:font-size-complex="14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9999" style:text-outline="false" style:text-line-through-style="none" style:text-line-through-type="none" style:font-name="DejaVu Sans Mono1" fo:font-size="14pt" fo:font-style="normal" fo:text-shadow="none" style:text-underline-style="none" style:letter-kerning="true" fo:background-color="transparent" style:font-name-asian="DejaVu Sans Mono1" style:font-size-asian="14pt" style:font-style-asian="normal" style:font-name-complex="DejaVu Sans Mono1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6b3" style:text-outline="false" style:text-line-through-style="none" style:text-line-through-type="none" style:font-name="DejaVu Sans Mono1" fo:font-size="14pt" fo:font-style="normal" fo:text-shadow="none" style:text-underline-style="none" style:letter-kerning="true" fo:background-color="transparent" style:font-name-asian="DejaVu Sans Mono1" style:font-size-asian="14pt" style:font-style-asian="normal" style:font-name-complex="DejaVu Sans Mono1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9999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fo:background-color="transparent" style:font-name-asian="DejaVu Sans Mono1" style:font-size-asian="14pt" style:font-style-asian="normal" style:font-weight-asian="normal" style:font-name-complex="DejaVu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bold" style:letter-kerning="true" fo:background-color="transparent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fo:background-color="transparent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0000" style:text-outline="false" style:text-line-through-style="none" style:text-line-through-type="none" style:font-name="DejaVu Sans Mono1" fo:font-size="12pt" fo:text-shadow="none" style:text-underline-style="none" fo:font-weight="bold" style:letter-kerning="true" fo:background-color="transparent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fo:background-color="transparent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88" style:text-outline="false" style:text-line-through-style="none" style:text-line-through-type="none" style:font-name="DejaVu Sans Mono1" fo:font-size="12pt" fo:font-style="italic" fo:text-shadow="none" style:text-underline-style="none" style:letter-kerning="true" fo:background-color="transparent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80" style:text-outline="false" style:text-line-through-style="none" style:text-line-through-type="none" style:font-name="DejaVu Sans Mono1" fo:font-size="12pt" fo:text-shadow="none" style:text-underline-style="none" fo:font-weight="bold" style:letter-kerning="true" fo:background-color="transparent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99" style:text-outline="false" style:text-line-through-style="none" style:text-line-through-type="none" style:font-name="DejaVu Sans Mono1" fo:font-size="12pt" fo:text-shadow="none" style:text-underline-style="none" style:letter-kerning="true" fo:background-color="transparent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6b3" style:text-outline="false" style:text-line-through-style="none" style:text-line-through-type="none" style:font-name="DejaVu Sans Mono1" fo:font-size="12pt" fo:text-shadow="none" style:text-underline-style="none" style:letter-kerning="true" fo:background-color="transparent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fo:background-color="transparent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fo:background-color="transparent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99" style:text-outline="false" style:text-line-through-style="none" style:text-line-through-type="none" style:font-name="DejaVu Sans Mono1" fo:font-size="12pt" fo:font-style="normal" fo:text-shadow="none" style:text-underline-style="none" style:letter-kerning="true" fo:background-color="transparent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6b3" style:text-outline="false" style:text-line-through-style="none" style:text-line-through-type="none" style:font-name="DejaVu Sans Mono1" fo:font-size="12pt" fo:font-style="normal" fo:text-shadow="none" style:text-underline-style="none" style:letter-kerning="true" fo:background-color="transparent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fo:background-color="transparent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fo:background-color="transparent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0-11-09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inux Packages</text:span></text:p>
            <text:p/>
            <text:p><text:span text:style-name="T2">Or: How to package your Python proje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Quick recap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a xlink:href="https://setuptools.readthedocs.io/en/latest/userguide/entry_point.html" xlink:type="simple">setuptools</text:a><text:s/>provides entry points for console scripts</text:p>
              </text:list-item>
              <text:list-item>
                <text:p><text:span text:style-name="T3">Add “entry_points” section</text:span> in setup.py:</text:p>
              </text:list-item>
            </text:list>
            <text:p text:style-name="P3"><text:span text:style-name="T4">entry_points</text:span><text:span text:style-name="T5">=</text:span><text:span text:style-name="T6">{</text:span><text:span text:style-name="T6"><text:line-break/></text:span><text:span text:style-name="T6"> <text:s text:c="3"/></text:span><text:span text:style-name="T7">"console_scripts"</text:span><text:span text:style-name="T5">: </text:span><text:span text:style-name="T6">[</text:span><text:span text:style-name="T6"><text:line-break/></text:span><text:span text:style-name="T6"> <text:s text:c="7"/></text:span><text:span text:style-name="T7">"msdp-hello=msdp.hello:sys_main"</text:span><text:span text:style-name="T8">,</text:span><text:span text:style-name="T8"><text:line-break/></text:span><text:span text:style-name="T8"> <text:s text:c="3"/>]</text:span><text:span text:style-name="T8"><text:line-break/></text:span><text:span text:style-name="T8">}</text:span></text:p>
            <text:list text:continue-numbering="true" text:style-name="L2">
              <text:list-item>
                <text:p>Format:</text:p>
                <text:list>
                  <text:list-header>
                    <text:p><text:span text:style-name="T9">script_name</text:span><text:span text:style-name="T10">=</text:span><text:span text:style-name="T9">package</text:span><text:span text:style-name="T10">.</text:span><text:span text:style-name="T9">module</text:span><text:span text:style-name="T10">:</text:span><text:span text:style-name="T9">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Must return an <text:span text:style-name="T11">int</text:span>, to be used as exit code</text:p>
              </text:list-item>
              <text:list-item>
                <text:p>Can call the same method that “__main__” uses</text:p>
              </text:list-item>
              <text:list-item>
                <text:p>Example:</text:p>
              </text:list-item>
            </text:list>
            <text:p text:style-name="P4"><text:span text:style-name="T12">def </text:span><text:span text:style-name="T13">sys_main</text:span><text:span text:style-name="T14">()</text:span><text:span text:style-name="T12">:</text:span><text:span text:style-name="T12"><text:line-break/></text:span><text:span text:style-name="T15"> <text:s text:c="3"/></text:span><text:span text:style-name="T16">try:</text:span><text:span text:style-name="T16"><text:line-break/></text:span><text:span text:style-name="T16"> <text:s text:c="7"/></text:span><text:span text:style-name="T17">main() <text:s/># actual method doing the arg parsing/work</text:span><text:span text:style-name="T17"><text:line-break/></text:span><text:span text:style-name="T17"> <text:s text:c="7"/></text:span><text:span text:style-name="T16">return </text:span><text:span text:style-name="T18">0</text:span><text:span text:style-name="T18"><text:line-break/></text:span><text:span text:style-name="T18"> <text:s text:c="3"/></text:span><text:span text:style-name="T16">except </text:span><text:span text:style-name="T19">Exception</text:span><text:span text:style-name="T16">:</text:span><text:span text:style-name="T16"><text:line-break/></text:span><text:span text:style-name="T17"> <text:s text:c="7"/></text:span><text:span text:style-name="T16">return </text:span><text:span text:style-name="T20">1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cod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 text:style-name="P5"><text:span text:style-name="T21">import </text:span><text:span text:style-name="T22">argparse</text:span><text:span text:style-name="T22"><text:line-break/></text:span><text:span text:style-name="T21">import </text:span><text:span text:style-name="T22">traceback</text:span><text:span text:style-name="T22"><text:line-break/></text:span><text:span text:style-name="T22"><text:line-break/></text:span><text:span text:style-name="T21">def </text:span><text:span text:style-name="T23">main</text:span><text:span text:style-name="T22">(</text:span><text:span text:style-name="T24">args</text:span><text:span text:style-name="T21">=None</text:span><text:span text:style-name="T22">)</text:span><text:span text:style-name="T21">:</text:span><text:span text:style-name="T21"><text:line-break/></text:span><text:span text:style-name="T25"> <text:s text:c="3"/></text:span><text:span text:style-name="T22">parser </text:span><text:span text:style-name="T21">= </text:span><text:span text:style-name="T22">argparse.ArgumentParser()</text:span><text:span text:style-name="T22"><text:line-break/></text:span><text:span text:style-name="T22"> <text:s text:c="3"/>parser.add_argument(</text:span><text:span text:style-name="T26">"--text"</text:span><text:span text:style-name="T22">, </text:span><text:span text:style-name="T27">help</text:span><text:span text:style-name="T21">=</text:span><text:span text:style-name="T26">"the text to output"</text:span><text:span text:style-name="T22">, </text:span><text:span text:style-name="T27">required</text:span><text:span text:style-name="T21">=True</text:span><text:span text:style-name="T22">)</text:span><text:span text:style-name="T22"><text:line-break/></text:span><text:span text:style-name="T22"> <text:s text:c="3"/>parsed </text:span><text:span text:style-name="T21">= </text:span><text:span text:style-name="T22">parser.parse_args(</text:span><text:span text:style-name="T27">args</text:span><text:span text:style-name="T21">=</text:span><text:span text:style-name="T24">args</text:span><text:span text:style-name="T22">)</text:span><text:span text:style-name="T22"><text:line-break/></text:span><text:span text:style-name="T22"> <text:s text:c="3"/></text:span><text:span text:style-name="T28">print</text:span><text:span text:style-name="T22">(parsed.text)</text:span><text:span text:style-name="T22"><text:line-break/></text:span><text:span text:style-name="T22"><text:line-break/></text:span><text:span text:style-name="T21">def </text:span><text:span text:style-name="T23">sys_main</text:span><text:span text:style-name="T22">()</text:span><text:span text:style-name="T21">:</text:span><text:span text:style-name="T21"><text:line-break/></text:span><text:span text:style-name="T25"> <text:s text:c="3"/></text:span><text:span text:style-name="T29">try:</text:span><text:span text:style-name="T29"><text:line-break/></text:span><text:span text:style-name="T29"> <text:s text:c="7"/></text:span><text:span text:style-name="T30">main()</text:span><text:span text:style-name="T30"><text:line-break/></text:span><text:span text:style-name="T30"> <text:s text:c="7"/></text:span><text:span text:style-name="T29">return </text:span><text:span text:style-name="T31">0</text:span><text:span text:style-name="T31"><text:line-break/></text:span><text:span text:style-name="T31"> <text:s text:c="3"/></text:span><text:span text:style-name="T29">except </text:span><text:span text:style-name="T32">Exception</text:span><text:span text:style-name="T29">:</text:span><text:span text:style-name="T29"><text:line-break/></text:span><text:span text:style-name="T29"> <text:s text:c="7"/></text:span><text:span text:style-name="T32">print</text:span><text:span text:style-name="T30">(traceback.format_exc())</text:span><text:span text:style-name="T30"><text:line-break/></text:span><text:span text:style-name="T30"> <text:s text:c="7"/></text:span><text:span text:style-name="T29">return </text:span><text:span text:style-name="T31">1</text:span><text:span text:style-name="T31"><text:line-break/></text:span><text:span text:style-name="T31"><text:line-break/></text:span><text:span text:style-name="T29">if </text:span><text:span text:style-name="T30">__name__ </text:span><text:span text:style-name="T29">== </text:span><text:span text:style-name="T33">'__main__'</text:span><text:span text:style-name="T29">:</text:span><text:span text:style-name="T29"><text:line-break/></text:span><text:span text:style-name="T29"> <text:s text:c="3"/></text:span><text:span text:style-name="T34">mai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ckag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emoing</text:p>
                <text:list>
                  <text:list-item>
                    <text:p><text:a xlink:href="https://github.com/astraw/stdeb" xlink:type="simple">stdeb</text:a><text:s/>(Debian)</text:p>
                  </text:list-item>
                  <text:list-item>
                    <text:p><text:a xlink:href="https://py2deb.readthedocs.io/en/latest/readme.html" xlink:type="simple">py2deb</text:a><text:s/>(Debian)</text:p>
                  </text:list-item>
                  <text:list-item>
                    <text:p><text:a xlink:href="https://github.com/jordansissel/fpm" xlink:type="simple">fpm</text:a><text:s/>(Debian/RPM)</text:p>
                  </text:list-item>
                </text:list>
              </text:list-item>
              <text:list-item>
                <text:p>Other tools</text:p>
                <text:list>
                  <text:list-item>
                    <text:p><text:a xlink:href="https://github.com/spotify/dh-virtualenv" xlink:type="simple">dh-virtualenv</text:a><text:s/>(more work involved with templates)</text:p>
                  </text:list-item>
                  <text:list-item>
                    <text:p><text:a xlink:href="https://github.com/p1otr/pypi2deb" xlink:type="simple">pypi2deb</text:a><text:s/>(old version didn’t wor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deb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github.com/astraw/stdeb" xlink:type="simple">https://github.com/astraw/stdeb</text:a></text:p>
              </text:list-item>
              <text:list-item>
                <text:p>Uses distutils “sdist_dsc” for source packages</text:p>
              </text:list-item>
              <text:list-item>
                <text:p>“bdist_deb” for binary Debian packages</text:p>
              </text:list-item>
              <text:list-item>
                <text:p>Other commands:</text:p>
                <text:list>
                  <text:list-item>
                    <text:p>install_deb</text:p>
                  </text:list-item>
                  <text:list-item>
                    <text:p>debiani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y2de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py2deb.readthedocs.io/en/latest/" xlink:type="simple">https://py2deb.readthedocs.io/en/latest/</text:a></text:p>
              </text:list-item>
              <text:list-item>
                <text:p>Uses <text:a xlink:href="https://pypi.org/project/pip-accel" xlink:type="simple">pip-accel</text:a><text:s/>which is based on pip (&lt; 7.2)</text:p>
              </text:list-item>
              <text:list-item>
                <text:p>Cannot handle Python 3.8+</text:p>
              </text:list-item>
              <text:list-item>
                <text:p>Does not handle “python_requires” meta-data</text:p>
              </text:list-item>
              <text:list-item>
                <text:p>Uses requirements.txt or setup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pm <text:span text:style-name="T35">(Effing package management!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jordansissel/fpm" xlink:type="simple">https://github.com/jordansissel/fpm</text:a></text:p>
              </text:list-item>
              <text:list-item>
                <text:p>Conversion utility from one format to another</text:p>
              </text:list-item>
              <text:list-item>
                <text:p>Sources:</text:p>
                <text:list>
                  <text:list-header>
                    <text:p>gem, python, pear, dirs, tar, rpm, deb, npm, pacman</text:p>
                  </text:list-header>
                </text:list>
              </text:list-item>
              <text:list-item>
                <text:p>Targets:</text:p>
                <text:list>
                  <text:list-header>
                    <text:p>deb, rpm, solaris, freebsd, tar, dirs, Mac pkg, pacman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1" svg:font-family="'DejaVu Sans Mono'"/>
    <style:font-face style:name="Liberation Mono1" svg:font-family="'Liberation Mono'" style:font-family-generic="modern" style:font-pitch="fixed"/>
    <style:font-face style:name="AR PL SungtiL GB1" svg:font-family="'AR PL SungtiL GB'" style:font-pitch="variable"/>
    <style:font-face style:name="DejaVu Sans Mono" svg:font-family="'DejaVu Sans Mono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0T11:15:27.209704093</meta:creation-date>
    <dc:date>2020-11-09T18:23:16.756927052</dc:date>
    <meta:editing-duration>PT13H20M8S</meta:editing-duration>
    <meta:editing-cycles>10</meta:editing-cycles>
    <meta:generator>LibreOffice/6.4.6.2$Linux_X86_64 LibreOffice_project/0ce51a4fd21bff07a5c061082cc82c5ed232f115</meta:generator>
    <meta:document-statistic meta:object-count="52"/>
  </office:meta>
</office:document-meta>
</file>